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1c23" officeooo:paragraph-rsid="001f1c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rthday Party</text:p>
      <text:p text:style-name="P1">Classroom Activity</text:p>
      <text:p text:style-name="P1">Drama Event</text:p>
      <text:p text:style-name="P1">Exhibition</text:p>
      <text:p text:style-name="P1">General Meetings</text:p>
      <text:p text:style-name="P1">Indoor Sport Event</text:p>
      <text:p text:style-name="P1">Movie Event</text:p>
      <text:p text:style-name="P1">Music Event</text:p>
      <text:p text:style-name="P1">Religious Event</text:p>
      <text:p text:style-name="P1">Social Event</text:p>
      <text:p text:style-name="P1">Wedding</text:p>
      <text:p text:style-name="P1">Worksh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18:10:22.283912485</meta:creation-date>
    <dc:date>2016-04-24T18:19:29.543518557</dc:date>
    <meta:editing-duration>P0D</meta:editing-duration>
    <meta:editing-cycles>1</meta:editing-cycles>
    <meta:document-statistic meta:table-count="0" meta:image-count="0" meta:object-count="0" meta:page-count="1" meta:paragraph-count="12" meta:word-count="22" meta:character-count="151" meta:non-whitespace-character-count="141"/>
    <meta:generator>LibreOffice/4.2.8.2$Linux_x86 LibreOffice_project/420m0$Build-2</meta:generator>
  </office:meta>
</office:document-meta>
</file>